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1.27cm" svg:x="0.365cm" svg:y="2.905cm">
          <text:p text:style-name="P1">Settings</text:p>
        </draw:rect>
        <draw:rect draw:style-name="gr1" draw:text-style-name="P1" draw:layer="layout" svg:width="3.81cm" svg:height="1.27cm" svg:x="0.365cm" svg:y="4.41cm">
          <text:p text:style-name="P1">Robot Info</text:p>
        </draw:rect>
        <draw:rect draw:style-name="gr1" draw:text-style-name="P1" draw:layer="layout" svg:width="3.81cm" svg:height="1.27cm" svg:x="0.365cm" svg:y="5.915cm">
          <text:p text:style-name="P1">Database</text:p>
        </draw:rect>
        <draw:rect draw:style-name="gr1" draw:text-style-name="P1" draw:layer="layout" svg:width="3.81cm" svg:height="1.27cm" svg:x="0.365cm" svg:y="7.42cm">
          <text:p text:style-name="P1">Commands</text:p>
        </draw:rect>
        <draw:rect draw:style-name="gr1" draw:text-style-name="P1" draw:layer="layout" svg:width="4.445cm" svg:height="4.445cm" svg:x="6.715cm" svg:y="3.54cm">
          <text:p text:style-name="P1">Data</text:p>
          <text:p text:style-name="P1">and</text:p>
          <text:p text:style-name="P1">Command</text:p>
          <text:p text:style-name="P1">Tree</text:p>
        </draw:rect>
        <draw:rect draw:style-name="gr1" draw:text-style-name="P1" draw:layer="layout" svg:width="4.445cm" svg:height="4.445cm" svg:x="14.935cm" svg:y="3.54cm">
          <text:p text:style-name="P1">Compiled</text:p>
          <text:p text:style-name="P1">and </text:p>
          <text:p text:style-name="P1">Annotated</text:p>
          <text:p text:style-name="P1">Tree</text:p>
        </draw:rect>
        <draw:rect draw:style-name="gr1" draw:text-style-name="P1" draw:layer="layout" svg:width="4.445cm" svg:height="4.445cm" svg:x="23.225cm" svg:y="3.54cm">
          <text:p text:style-name="P1">Robot</text:p>
          <text:p text:style-name="P1">Script</text:p>
        </draw:rect>
        <draw:line draw:style-name="gr2" draw:text-style-name="P1" draw:layer="layout" svg:x1="19.415cm" svg:y1="6.08cm" svg:x2="23.225cm" svg:y2="6.08cm">
          <text:p/>
        </draw:line>
        <draw:frame draw:style-name="gr3" draw:text-style-name="P1" draw:layer="layout" svg:width="3.042cm" svg:height="1.673cm" svg:x="19.815cm" svg:y="3.972cm">
          <draw:text-box>
            <text:p text:style-name="P1">Robot</text:p>
            <text:p text:style-name="P1">Compiler</text:p>
          </draw:text-box>
        </draw:frame>
        <draw:line draw:style-name="gr2" draw:text-style-name="P1" draw:layer="layout" svg:x1="11.16cm" svg:y1="6.08cm" svg:x2="14.97cm" svg:y2="6.08cm">
          <text:p/>
        </draw:line>
        <draw:frame draw:style-name="gr3" draw:text-style-name="P1" draw:layer="layout" svg:width="3.431cm" svg:height="1.673cm" svg:x="11.293cm" svg:y="4.075cm">
          <draw:text-box>
            <text:p text:style-name="P1">Command</text:p>
            <text:p text:style-name="P1">Compiler</text:p>
          </draw:text-box>
        </draw:frame>
        <draw:line draw:style-name="gr2" draw:text-style-name="P1" draw:layer="layout" svg:x1="4.175cm" svg:y1="3.54cm" svg:x2="6.715cm" svg:y2="4.175cm">
          <text:p/>
        </draw:line>
        <draw:line draw:style-name="gr2" draw:text-style-name="P1" draw:layer="layout" svg:x1="4.175cm" svg:y1="4.81cm" svg:x2="6.715cm" svg:y2="5.445cm">
          <text:p/>
        </draw:line>
        <draw:line draw:style-name="gr2" draw:text-style-name="P1" draw:layer="layout" svg:x1="4.175cm" svg:y1="6.715cm" svg:x2="6.715cm" svg:y2="6.08cm">
          <text:p/>
        </draw:line>
        <draw:line draw:style-name="gr2" draw:text-style-name="P1" draw:layer="layout" svg:x1="4.175cm" svg:y1="7.985cm" svg:x2="6.715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4-16T10:18:56</meta:creation-date>
    <dc:date>2012-04-16T16:41:20</dc:date>
    <meta:editing-duration>PT6H7M14S</meta:editing-duration>
    <meta:editing-cycles>1</meta:editing-cycles>
    <meta:document-statistic meta:object-count="15"/>
    <meta:generator>LibreOffice/3.3$Unix LibreOffice_project/330m19$Build-202</meta:generator>
  </office:meta>
</office:document-meta>
</file>